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style:tab-stops>
          <style:tab-stop style:position="7.5in" style:type="right"/>
        </style:tab-stops>
      </style:paragraph-properties>
    </style:style>
    <style:style style:name="P2" style:family="paragraph" style:parent-style-name="Footer">
      <style:paragraph-properties>
        <style:tab-stops>
          <style:tab-stop style:position="7.5in"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margin-left="0in" fo:margin-right="0in" fo:text-align="center" style:justify-single-word="false" fo:text-indent="0in" style:auto-text-indent="false"/>
    </style:style>
    <style:style style:name="P5" style:family="paragraph" style:parent-style-name="Standard">
      <style:paragraph-properties fo:margin-left="0in" fo:margin-right="0in" fo:line-height="200%" fo:text-align="start" style:justify-single-word="false"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Standard">
      <style:paragraph-properties fo:margin-top="1in" fo:margin-bottom="0in" fo:text-align="center" style:justify-single-word="false"/>
    </style:style>
    <style:style style:name="P8" style:family="paragraph" style:parent-style-name="Standard">
      <style:paragraph-properties fo:margin-left="0.5in" fo:margin-right="0in" fo:line-height="200%" fo:text-indent="-0.5in" style:auto-text-indent="false">
        <style:tab-stops/>
      </style:paragraph-properties>
    </style:style>
    <style:style style:name="P9" style:family="paragraph" style:parent-style-name="Reference">
      <style:paragraph-properties fo:margin-left="0.5in" fo:margin-right="0in" fo:line-height="200%" fo:text-indent="-0.5in" style:auto-text-indent="false">
        <style:tab-stops/>
      </style:paragraph-properties>
    </style:style>
    <style:style style:name="P10" style:family="paragraph" style:parent-style-name="Reference">
      <style:text-properties fo:font-style="normal" style:font-style-asian="normal" style:font-style-complex="normal"/>
    </style:style>
    <style:style style:name="P11" style:family="paragraph" style:parent-style-name="Text_20_body">
      <style:text-properties fo:font-style="normal" style:font-style-asian="normal" style:font-style-complex="normal"/>
    </style:style>
    <style:style style:name="P12" style:family="paragraph" style:parent-style-name="Standard" style:master-page-name="First_20_Page">
      <style:paragraph-properties fo:margin-top="2.5in" fo:margin-bottom="0in" fo:text-align="center" style:justify-single-word="false" style:page-number="auto"/>
    </style:style>
    <style:style style:name="P13" style:family="paragraph" style:parent-style-name="Standard" style:master-page-name="Abstract">
      <style:paragraph-properties fo:margin-left="0in" fo:margin-right="0in" fo:line-height="200%" fo:text-align="center" style:justify-single-word="false" fo:text-indent="0in" style:auto-text-indent="false" style:page-number="auto"/>
    </style:style>
    <style:style style:name="P14" style:family="paragraph" style:parent-style-name="Text_20_body" style:list-style-name="L1"/>
    <style:style style:name="P15" style:family="paragraph" style:parent-style-name="Text_20_body" style:list-style-name="L2">
      <style:text-properties fo:font-style="normal" style:font-style-asian="normal" style:font-style-complex="normal"/>
    </style:style>
    <style:style style:name="P16" style:family="paragraph" style:parent-style-name="Text_20_body" style:list-style-name="L3">
      <style:text-properties fo:font-style="normal" style:font-style-asian="normal" style:font-style-complex="normal"/>
    </style:style>
    <style:style style:name="P17" style:family="paragraph" style:parent-style-name="Text_20_body" style:list-style-name="L3"/>
    <style:style style:name="P18" style:family="paragraph" style:parent-style-name="Heading_20_1" style:master-page-name="Table_20_of_20_contents">
      <style:paragraph-properties style:page-number="auto"/>
    </style:style>
    <style:style style:name="P19" style:family="paragraph" style:parent-style-name="Heading_20_1" style:master-page-name="Introduction">
      <style:paragraph-properties style:page-number="1"/>
    </style:style>
    <style:style style:name="P20" style:family="paragraph" style:parent-style-name="Heading_20_1" style:master-page-name="Literature_20_review">
      <style:paragraph-properties style:page-number="auto"/>
    </style:style>
    <style:style style:name="P21" style:family="paragraph" style:parent-style-name="Heading_20_1" style:master-page-name="References">
      <style:paragraph-properties style:page-number="auto"/>
    </style:style>
    <style:style style:name="P22" style:family="paragraph" style:parent-style-name="Heading_20_3">
      <style:text-properties fo:font-style="normal" style:font-style-asian="normal" style:font-style-complex="normal"/>
    </style:style>
    <style:style style:name="P23" style:family="paragraph" style:parent-style-name="Contents_20_2">
      <style:paragraph-properties>
        <style:tab-stops>
          <style:tab-stop style:position="5.8035in" style:type="right" style:leader-style="dotted" style:leader-text="."/>
        </style:tab-stops>
      </style:paragraph-properties>
    </style:style>
    <style:style style:name="P24" style:family="paragraph" style:parent-style-name="Contents_20_1">
      <style:paragraph-properties>
        <style:tab-stops>
          <style:tab-stop style:position="6in" style:type="right" style:leader-style="dotted" style:leader-text="."/>
        </style:tab-stops>
      </style:paragraph-properties>
    </style:style>
    <style:style style:name="P25" style:family="paragraph" style:parent-style-name="Contents_20_3">
      <style:paragraph-properties>
        <style:tab-stops>
          <style:tab-stop style:position="5.6071in" style:type="right" style:leader-style="dotted" style:leader-text="."/>
        </style:tab-stops>
      </style:paragraph-properties>
    </style:style>
    <style:style style:name="T1" style:family="text">
      <style:text-properties style:font-name="Times New Roman2"/>
    </style:style>
    <style:style style:name="T2" style:family="text">
      <style:text-properties style:font-name="Times New Roman2" fo:font-style="normal" style:font-style-asian="normal" style:font-style-complex="normal"/>
    </style:style>
    <style:style style:name="T3" style:family="text">
      <style:text-properties style:font-name="Times New Roman2" style:font-name-asian="Times New Roman2" style:font-name-complex="Times New Roman2"/>
    </style:style>
    <style:style style:name="T4" style:family="text">
      <style:text-properties style:text-underline-style="solid" style:text-underline-width="auto" style:text-underline-color="font-color" style:font-size-asian="10.5pt"/>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style:font-style-asian="normal" style:font-style-complex="normal"/>
    </style:style>
    <style:style style:name="T8" style:family="text">
      <style:text-properties fo:font-style="normal" style:font-style-asian="normal" style:font-style-complex="normal"/>
    </style:style>
    <style:style style:name="T9" style:family="text">
      <style:text-properties style:text-position="super 58%" fo:font-style="italic"/>
    </style:style>
    <style:style style:name="T10" style:family="text">
      <style:text-properties style:text-position="super 58%" fo:font-style="italic" style:font-style-asian="normal" style:font-style-complex="normal"/>
    </style:style>
    <style:style style:name="T11" style:family="text">
      <style:text-properties style:use-window-font-color="true" fo:font-style="normal" style:font-style-asian="normal" style:font-style-complex="normal"/>
    </style:style>
    <style:style style:name="T12" style:family="text">
      <style:text-properties style:use-window-font-color="true" fo:font-style="italic" style:font-style-asian="normal" style:font-style-complex="normal"/>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Interaction Design and Activity Theory: Designing for Social Code Review</text:p>
      <text:p text:style-name="P7">by</text:p>
      <text:p text:style-name="P3">Randy Souza</text:p>
      <text:p text:style-name="P3">Month 2010</text:p>
      <text:p text:style-name="P7">Presented to the</text:p>
      <text:p text:style-name="P3">School of Information Arts and Technologies</text:p>
      <text:p text:style-name="P3">University of Baltimore</text:p>
      <text:p text:style-name="P7">In Partial Fulfillment</text:p>
      <text:p text:style-name="P3">of the Requirements for the Degree</text:p>
      <text:p text:style-name="P3">Master of Science</text:p>
      <text:p text:style-name="P7">Approved by:<text:tab/><text:span text:style-name="T4"><text:tab/><text:tab/><text:tab/><text:tab/><text:tab/><text:tab/></text:span></text:p>
      <text:p text:style-name="P4"><text:tab/><text:tab/>Kathryn Summers, IDIA Program Director</text:p>
      <text:p text:style-name="P13">Abstract</text:p>
      <text:p text:style-name="P5">TBD.</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P18" text:outline-level="1">Table of Contents</text:h>
          </text:index-title>
          <text:p text:style-name="P24">Introduction<text:tab/>1</text:p>
          <text:p text:style-name="P24">Literature Review<text:tab/>2</text:p>
          <text:p text:style-name="P23">Software Inspection<text:tab/>2</text:p>
          <text:p text:style-name="P25">Value and limitations of software inspections.<text:tab/>3</text:p>
          <text:p text:style-name="P25">The code review process.<text:tab/>7</text:p>
          <text:p text:style-name="P25">Code review tools.<text:tab/>15</text:p>
          <text:p text:style-name="P25">Interaction design perspectives on code review.<text:tab/>17</text:p>
          <text:p text:style-name="P25">Summary.<text:tab/>19</text:p>
          <text:p text:style-name="P24">References<text:tab/>20</text:p>
        </text:index-body>
      </text:table-of-content>
      <text:p text:style-name="P5"/>
      <text:h text:style-name="P19" text:outline-level="1">Introduction</text:h>
      <text:p text:style-name="Text_20_body">This project explores the interaction design of a code review tool. Activity theory is proposed as a theoretical framework for interaction design, and, in the literature review, used to analyze code review research. Activity theory is then applied to design a Web-based code review tool inside a medium-sized software company.</text:p>
      <text:h text:style-name="P20" text:outline-level="1">Literature Review</text:h>
      <text:p text:style-name="Text_20_body">The intent of this project is interaction design of a code review tool. This literature review begins with a survey of software inspection, focusing on code review as subset of subset of inspection research. After covering the evolution and application of code review, the focus shifts to an interaction design perspective on existing code review tools. The emergence and growth of interaction design has led some researchers to search for a theoretical foundation. This review investigates one perspective—activity theory.</text:p>
      <text:h text:style-name="Heading_20_2" text:outline-level="2">Software Inspection</text:h>
      <text:p text:style-name="Text_20_body">Software inspection research originated at IBM in the early 1970s (Fagan, 1976). Fagan (1976) described inspections as “<text:span text:style-name="T3">…</text:span>a <text:span text:style-name="T6">formal</text:span><text:span text:style-name="T8">, </text:span><text:span text:style-name="T6">efficient</text:span><text:span text:style-name="T8">, and </text:span><text:span text:style-name="T6">economical</text:span><text:span text:style-name="T8"> method of finding errors in design and code” (p. 189). Fagan presented software inspection as complimentary to automated testing. Iisakka</text:span> &amp; Tervonen (2001) characterized software inspection as the human side of software quality. Computer-executed testing (unit, functional, and integration) efficiently found one subset of problems, while human inspections identified a different subset of problems (<text:span text:style-name="T8">Iisakka</text:span> &amp; Tervonen, 2001). Wiegers (1995) recommended inspections to identify module interface errors, excessive complexity, unnecessary functionality, and badly structured code, and reflected that inspections were poor at identifying performance problems. Wood, Roper, Brooks, &amp; Miller (1997) recommended a combination of techniques, finding that the nature of the program and the types of defects in the code impacted the effectiveness of inspections, functional testing, and static analysis.</text:p>
      <text:p text:style-name="Text_20_body">Ten years after his seminal introduction, Fagan (1986) reflected on the growth of software inspection. Companies had expanded inspection beyond its initial focus on code <text:soft-page-break/>quality to assess freedom from defects after deployment, ease of installation, documentation, portability, maintainability and extensibility, and fitness for use (Fagan, 1986). Nielsen (1994) surveyed seven inspection-inspired empirical methods for assessing the usability of graphical user interfaces. Biffl (2000) studied the impact of inspections on estimation and found that accurate inspections led to more accurate future estimates.</text:p>
      <text:p text:style-name="Text_20_body">Despite widespread adoption, companies have not used inspections to their full potential (Rombach et al., 2008). In a wider project that analyzed the impact of software development research on practice, Rombach et al. found that inspections were not done in all development phases—for example, only 30% of companies did code reviews. Inspection was found to be characteristic of successful software organizations, which generally mandated some form of inspection, used well-defined inspection techniques, had an internal inspection champion, and trained developers in inspection (Rombach et al., 2008).</text:p>
      <text:h text:style-name="Heading_20_3" text:outline-level="3">Value and limitations of software inspections.</text:h>
      <text:p text:style-name="Text_20_body">The benefits of software inspection are heavily researched, in two settings. In industry, inspection research analyzes the impact of inspections on quality and productivity. In academia, inspections are studied as teaching tools. Fewer reports analyze the drawbacks of software inspections, but they warrant attention.</text:p>
      <text:p text:style-name="Text_20_body">Measuring software quality is a hard problem, impacted by intertwined variables including developer ability, technology choice (for example, the programming language chosen), requirements quality, design quality, and code quality (Kemerer &amp; Paulk, 2009). Inspections, specifically code reviews, have been shown to increase code quality in <text:soft-page-break/>multiple ways.</text:p>
      <text:p text:style-name="Text_20_body">Code review was first presented as a way to remove defects, reduce costs, and increase productivity (Fagan, 1976). In empirical studies, code review reduced defects—described as any requirements not satisfied when a project moves between phases—by 60% to 90% (Fagan, 1986; Tyran &amp; George, 2002). Fagan (1976) associated a 38% reduction in production errors with code review.</text:p>
      <text:p text:style-name="Text_20_body">Code review reduced costs by finding defects early in the development process, when they required less time to fix (Fagan, 1976). Fagan reported 25% savings in programmer resources due to code reviews. In a longitudinal study, NASA's Jet Propulsion Laboratory estimated $25,000 savings per code review session (Tyran &amp; George, 2002).</text:p>
      <text:p text:style-name="Text_20_body">Programmers also benefited from code reviews. Fagan (1976) saw a 23% increase in programmer productivity due to the early detection of defects. Code reviews improved productivity through “feed-forward,” preparing testers and maintenance programmers for the types of defects a program may include (Fagan, 1986). Participants in code review sessions experienced educational benefits (Tyran &amp; George, 2002). Within an organization, participants learned about different products by reviewing code for those products (Fagan, 1976). Participation in inspections also revealed alternative solutions to problems that reviewers had solved in other ways, expanding the reviewers' skill sets (Trytten, 2005).</text:p>
      <text:p text:style-name="Text_20_body">Recent advances in tools and methodologies have shifted studies of code review value from defect reduction to maintainability. New tools, like integrated development environments, and language features, like static typing, eliminated entire classes of bugs <text:soft-page-break/>that inspections once caught, limiting the ROI of reviews by reducing the number of defects to find (Siy &amp; Votta, 2001). Methodological researchers began to investigate refactoring: improving the structure of code without changing the observable behavior (Mäntylä &amp; Lassenius, 2006). These advances have led researchers to divide defects into two classes: functional defects, which caused the code to fail, and evolvability defects, which made the code less compliant with standards, more error prone, or harder to understand and change (Mäntylä &amp; Lassenius, 2009). Despite the focus in early code review research on functional defects (Fagan, 1976; Fagan, 1986), later studies showed that the majority of defects uncovered in inspections were evolvability defects (Mäntylä &amp; Lassenius, 2009; Siy &amp; Votta, 2001). Mäntylä and Lassenius (2009) suggested that evolvability defects were more important for companies that develop in-house or commercial software, due to costs associated with ongoing maintenance of the code base. Siy &amp;Votta (2001) associated the increased attention paid to evolvability defects with a change from immediate cost savings to future cost savings as the basic framework for evaluating the value of reviews.</text:p>
      <text:p text:style-name="Text_20_body">In academia, code review was shown to improve learning outcomes in an introductory programming class (Reily, Finnerty, &amp; Terveen, 2009). Students who reviewed other students' assignments received significantly higher grades, an outcome also reported by Hundhausen, Agrawal, &amp; Ryan (2010). <text:span text:style-name="T8">Turner, Quintana-Castillo, P</text:span><text:span text:style-name="T2">é</text:span><text:span text:style-name="T8">rez-Qui</text:span><text:span text:style-name="T2">ñ</text:span><text:span text:style-name="T8">ones, &amp; Edwards (2008) reported that code review helped teach complex concepts. They concluded that reading and reviewing code requires complex abstract thought that engaged students in evaluation—one of the highest level skills in Bloom's taxonomy of learning. The cooperative nature of code review led to more active learning in a study by </text:span><text:soft-page-break/><text:span text:style-name="T8">Wang, Li, Collins, &amp; Liu (2008). Trytten (2005) used academic code review to build teamwork skills and give students industrial experience. This approach was extended in (Hundhausen, Agrawal, Fairbrother, &amp; Trevisan, 2009) to support a studio-based course structure that engaged students in an adaptation of industrial code review.</text:span></text:p>
      <text:p text:style-name="Text_20_body"><text:span text:style-name="T8">Coverage of benefits associated with code reviews outweighs studies of drawbacks. The principal drawbacks uncovered in the research relate to transaction costs and social dynamics. Transaction costs result from the money, schedule time, and programmer motivation lost due to the effort required to prepare, schedule, and conduct inspections (Iisakka &amp; Tervonen, 2001; Trytten, 2005; Tyran &amp; George, 2002). Iisakka &amp; Tervonen cautioned that the educational benefits of code review might be lost if reviewers do not receive feedback on whether or not their inspection suggestions were implemented. Social dynamics also affected the impact of code reviews. To paraphrase Trytten (2005), “group” does not imply “team.” Tyran &amp; George (2002) concluded that problems common to small group interaction were evident in code review teams. For example, inspections suffered from dominant behavior by some members, sidetracking during face-to-face meetings, information overload when review scope was large, and participants forgetting or neglecting to raise issues (Tyran &amp; George, 2002). Group dynamics also led to social loafing, a phenomenon where people work less diligently in a group than they would individually (Trytten, 2005). While social loafing was principally evident in academic code reviews (Trytten, 2005), Iisakka &amp; Tervonen described frustration felt by industrial code authors when reviewers did not prepare adequately for an inspection meeting. Inspections of all types are inherently criticisms, so review teams were required to accommodate power imbalances between reviewers and authors, </text:span><text:soft-page-break/><text:span text:style-name="T8">particularly when authors expressed a sense of ownership over the code (Iisakka &amp; Tervonen, 2001).</text:span></text:p>
      <text:h text:style-name="Heading_20_3" text:outline-level="3">The code review process.</text:h>
      <text:p text:style-name="Text_20_body">When and how to review code has received more attention in the literature than any other topic. Consensus has yet to be reached on the optimal timing for reviews (Kemerer &amp; Paulk, 2009). Laitenberger &amp; DeBaud (2001) demonstrated and recommended opportunities for review throughout the software development life cycle.</text:p>
      <text:p text:style-name="Text_20_body">Fagan (1976; 1986) described six stages for any review.</text:p>
      <text:list xml:id="list1990339471" text:style-name="L1">
        <text:list-item>
          <text:p text:style-name="P14">During the <text:span text:style-name="T6">planning</text:span> stage, the code author collected the material to be reviewed, ensured that the material was ready to inspect, determined participants, and determined a location and time for the review. Subsequent research showed that more material in a review yielded more net defects found (Porter, Siy, Mockus, &amp; Votta, 1998). Different functional types were found more likely to contain defects than others (e.g., a parser versus a symbol table in a compiler) (Porter, Siy, Mockus, &amp; Votta, 1998).</text:p>
        </text:list-item>
        <text:list-item>
          <text:p text:style-name="P14">In the <text:span text:style-name="T6">overview</text:span> stage the code author educated participants on the goals of the inspection and delineated the portions of the material under review. During this stage Fagan also had the group assign roles (more on roles below).</text:p>
        </text:list-item>
        <text:list-item>
          <text:p text:style-name="P14">During the <text:span text:style-name="T6">preparation</text:span> stage reviewers read the material to become familiar with the code. In contrast to guidelines from subsequent researchers, Fagan explicitly stated that reviewers should not look for defects during the preparation stage.</text:p>
        </text:list-item>
        <text:list-item>
          <text:p text:style-name="P14">The <text:span text:style-name="T6">inspection</text:span> stage was conducted as a face-to-face group meeting. In Fagan's review process, the inspection stage was when the author and reviewers stepped <text:soft-page-break/>through the code and identified defects. Defects were classified by type and severity. Fagan cautioned against attempts to determine solutions during this meeting.</text:p>
        </text:list-item>
        <text:list-item>
          <text:p text:style-name="P14">In the <text:span text:style-name="T6">rework</text:span> stage, the code author evaluated the list of defects and made repairs.</text:p>
        </text:list-item>
        <text:list-item>
          <text:p text:style-name="P14">Finally, during the <text:span text:style-name="T6">follow up</text:span> stage, the author verified the rework with the original review team.</text:p>
        </text:list-item>
      </text:list>
      <text:p text:style-name="P6">Subsequent research on code review process included most or all of Fagan's stages, but most often generalized them into <text:span text:style-name="T6">preparation</text:span><text:span text:style-name="T8"> (Fagan's planning through preparation stages)</text:span>, <text:span text:style-name="T6">collection </text:span><text:span text:style-name="T8">(Fagan's inspection stage)</text:span>, and <text:span text:style-name="T6">repair</text:span> (Fagan's rework and follow up stages) (Porter, Siy, Mockus, &amp; Votta, 1998).</text:p>
      <text:p text:style-name="P6"><text:tab/>A constant in the preparation stage is the identification of review roles. Three roles are common throughout the literature. The code author is almost by definition a required role. While it is possible to review code without the author's involvement, no studies appear to investigate this case.</text:p>
      <text:p text:style-name="P6"><text:tab/>Similarly, without reviewers there is not a review. Reviewers were found to have a strong influence on inspection effectiveness, a common-sense finding that suggested identification of reviewer skill become an element of the software team management (Porter, Siy, Mockus, &amp; Votta, 1998). Fagan (1976) encouraged training developers to identify and categorize defects in code. In (Mäntylä &amp; Lassenius, 2009), certain classes of errors were only found by experienced reviewers. <text:span text:style-name="T8">Sauer, Ross, Land, &amp; Yetton (2000) suggested that development organizations could improve code review output by selecting expert reviewers for inspection teams, training reviewers, providing review aids to build experience, and making inspection groups larger, to a point where performance begins to </text:span><text:soft-page-break/><text:span text:style-name="T8">decline.</text:span></text:p>
      <text:p text:style-name="P6"><text:tab/>The third common role found in code review analysis is the moderator. Fagan (1986) called the moderator the most critical role, and characterized the ideal moderator as a player-coach throughout the inspection process. Less common inspection roles included tester (Fagan, 1976), designer (Fagan, 1976), producer (Stein, Riedl, Harner, &amp; Mashayekhi, 1997), and recorder (Wiegers, 1995).</text:p>
      <text:p text:style-name="P6"><text:tab/><text:span text:style-name="T8">Sauer, Ross, Land, &amp; Yetton (2000) investigated inspection roles by applying the behavioral theory of group performance to code review teams. A two-phase model of the code review task was used: (a) an individual phase during which reviewers made individual judgments on multiple sub-problems (defects), and (b) a group phase where a groups evaluated each sub-problem. These phases corresponded to the preparation and collection stages described above. The theory used suggested that group performance would be dominated by the available task expertise, the cumulative experience of the participants. This hypothesis was supported, leading Sauer, Ross, Land, &amp; Yetton (2000) to conclude that individual expertise was the most important factor impacting review effectiveness. Similar findings were reported by Porter, Siy, Mockus &amp; Votta, (1998) and Mäntylä &amp; Lassenius (2009). Sauer, Ross, Land, &amp; Yetton (2000) also identified plurality effects in inspections: when a majority of participants agreed on a defect, that defect was included. Without a majority, agreement from two participants sufficed to identify a defect as important. Sauer, Ross, Land, &amp; Yetton (2000) refined the common code review stages, suggesting a discovery stage conducted by independent expert reviewers, a collection stage conducted by the author, and a discrimination stage conducted by an expert pair of reviewers. Defects are identified in the discovery stage, collected in the </text:span><text:soft-page-break/><text:span text:style-name="T8">collection stage, and assessed in the discrimination stage (Sauer, Ross, Land, &amp; Yetton, 2000).</text:span></text:p>
      <text:p text:style-name="Text_20_body">In contradiction to early guidelines (e.g., Fagan, 1976), Votta (1993) found that in the collection stage asynchronous reviews, where reviewers independently identified defects and communicated them to the author individually, were at least as effective as synchronous meetings. Votta (1993) concluded that the transaction costs incurred due to scheduling meetings was greater than the benefit gained over asynchronous review. <text:span text:style-name="T8">Perpich, Perry, Porter, Votta, &amp; Wade (1997) recommended asynchronous reviews to ameliorate schedule bottlenecks, which were found to be worse in large teams and when geographical and temporal distance increased (significant time differences between teams made synchronous review meetings impractical). Perpich, Perry, Porter, Votta, &amp; Wade (1997) also suggested that asynchronous reviews were effective because they did not disrupt existing workflows, which made them appealing to developers and reduced transaction costs. Kelly &amp; Shepard (2003) investigated individual versus group inspection techniques, and found minimally significant gains from face-to-face meetings. However, the new findings uncovered during meetings were classified as easy to identify. Kelly &amp; Shepard (2003) also concluded that an author reviewing findings individually may be as effective as the author reviewing findings in a group, echoing the conclusions of Votta (1993). Votta (1993) and Sauer, Ross, Land, &amp; Yetton (2000) reported that the primary benefit of a face-to-face inspection meeting may be that meetings reduced the number of false positive defects.</text:span></text:p>
      <text:p text:style-name="Text_20_body"><text:span text:style-name="T8">Despite the research attention, changes in the code review process such as the stages used, or a synchronous versus asynchronous collection stage, were shown to have </text:span><text:soft-page-break/><text:span text:style-name="T8">minimal impact on defect detection rates (Porter, Siy, Mockus, &amp; Votta, 1998). Porter, Siy, Mockus, &amp; Votta (1998) found that single-session inspections with small teams were the most efficient process, and that including a review, repair, re-review loop was significantly inefficient. Overall, however, they concluded that improvements in reviewer skill and in defect detection techniques had a greater impact on efficiency than process changes.</text:span></text:p>
      <text:p text:style-name="P11">Reviewer skill has been related to experience conducting reviews and to programmer training (Fagan, 1976; Porter, Siy, Mockus, &amp; Votta, 1998; Sauer, Ross, Land, &amp; Yetton, 2000). Devito Da Cunha &amp; Greathead (2007) characterized different programming phases as requiring different activities, where each activity required different skills. A 10:1 difference in skill between programmers was found in certain tasks (Devito Da Cunha &amp; Greathead, 2007). Skill variance in code reviews was investigated by Kemerer &amp; Paulk (2009), who showed that code review ability did not correlate with programming ability. Similarly, Uwano, Monden, &amp; Matsumoto (2008) found that good design reviewers were not necessarily good code reviewers, and vice versa.</text:p>
      <text:p text:style-name="Text_20_body"><text:span text:style-name="T8">To accommodate varying skill levels among programmers, researchers have proposed and studied multiple defect detection techniques. Deimel (1985) was one of the first to suggest that program reading be included in the set of skills that programmers are taught. Deimel identified a range of types of program reading, including technical literature, new programming languages, previously written code, teammates' code, and new code. Basili (1997) pointed out that reading precedes writing in natural language acquisition, but that programmers are taught first to write and then, if at all, to read. Basili </text:span><text:soft-page-break/><text:span text:style-name="T8">(1997) suggested that effective code reading required that the reader be motivated (the reader understood that reading is effective), and that the reader used a sufficiently well-defined reading technique.</text:span></text:p>
      <text:p text:style-name="P11">Rombach et al. (2008) found that 40% of companies surveyed primarily used ad-hoc code reading: reviewers read code without using any specific reading guidelines. Ad-hoc reading was described as popular, but ineffective unless reviewers were highly experienced (Laitenberger &amp; DeBaud, 2001).</text:p>
      <text:p text:style-name="P11">The most popular code reading technique described by Rombach et al. (2008) was checklist-based reading, used by 50% of responding organizations. Checklist-based reading was prescribed by Fagan (1986) as a way to guide reviewers in what to look for during an inspection. Parnin, Görg, &amp; Nnadi (2008) expanded this definition to include guidance on how to classify defects. A specific type of checklist, in-house coding standards, was identified in (Kelly &amp; Shepard, 2002) as a way to define house style, including code structure and what the meaning of terms like “simplicity” and “readability.” Checklist-based reading has been criticized for varying in granularity, either too fine-grained to catch design defects or too course-grained to catch detailed statement-level bugs (Kelly &amp; Shepard, 2002). Kelly &amp; Shepard (2002) also pointed out that checklist-based reading risked causing tunnel vision in developers, who only reported defects included on the checklist. Laitenberger &amp; DeBaud (2001) claimed that checklists lack adequate context, as they could only be based on historical information. Checklists based on past projects could not help programmers understand current code (Laitenberger &amp; DeBaud, 2001).</text:p>
      <text:p text:style-name="Text_20_body"><text:span text:style-name="T8">Reading by stepwise abstraction was highlighted by Deimel (1985), who </text:span><text:soft-page-break/><text:span text:style-name="T8">suggested that to totally comprehend a program an inspector had to understand it at multiple levels of abstraction. In reading by stepwise abstraction, the inspector read a sequence of code statements, abstracted the function they provide, and then repeated the process until the entire program had been abstracted (Basili, 1997). At this point the abstracted view of the program was compared with the requirements, and deviations were flagged as defects (Basili, 1997). Reading by stepwise abstraction was show to be a challenging technique to learn, as programmers had to build different reading skills for different levels of analysis (Deimel, 1985). Kelly &amp; Shepard (2002) reported a similar challenge with task-directed inspection, which increased reviewer effectiveness but to a degree that was highly dependent on reviewer experience.</text:span></text:p>
      <text:p text:style-name="P11">Basili (1997) introduced scenario-based reading as a meta-technique for code reading. Scenario-based reading entailed having a number of different reading techniques available for different project scenarios (Basili, 1997). A technique could be selected by assessing the project across multiple dimensions (Basili, 1997):</text:p>
      <text:list xml:id="list294976052" text:style-name="L2">
        <text:list-item>
          <text:p text:style-name="P15">The goals of the review, for example, to find bugs, to understand performance, or to evaluate maintainability;</text:p>
        </text:list-item>
        <text:list-item>
          <text:p text:style-name="P15">The context of the review, for instance, the project phase or available inspectors;</text:p>
        </text:list-item>
        <text:list-item>
          <text:p text:style-name="P15">The type of input under review, for example, code, requirements, or tests;</text:p>
        </text:list-item>
        <text:list-item>
          <text:p text:style-name="P15">The type of output desired;</text:p>
        </text:list-item>
        <text:list-item>
          <text:p text:style-name="P15">The degree of rigor required;</text:p>
        </text:list-item>
        <text:list-item>
          <text:p text:style-name="P15">The perspective of the reviewer;</text:p>
        </text:list-item>
        <text:list-item>
          <text:p text:style-name="P15">Qualities of the product, for example, the age of the code or level of test coverage;</text:p>
        </text:list-item>
        <text:list-item>
          <text:p text:style-name="P15">Qualities of the overall process, such as reviewer training.</text:p>
        </text:list-item>
      </text:list>
      <text:p text:style-name="P11"><text:soft-page-break/>Scenario-based reading suggested that there was no single definition of quality (Basili, 1997). This position was adopted separately by Basili et al. (1996) and Laitenberger &amp; DeBaud (2001) in discussions of perspective-based reading. Perspective-based reading accepted that in the absence of a single definition of quality code should be reviewed from various points of view (Basili et al., 1996). In perspective-based reading the author defined a perspective for each inspector, for example, as a tester, as a designer, or as a user (Laitenberger &amp; DeBaud, 2001). A suite of guidelines was distributed for each perspective, and reviewers scoped their comments to those guidelines (Laitenberger &amp; DeBaud, 2001). Perspective-based reading resulted in more in-depth analysis because each reviewer took a narrower view of the code under inspection (Basili et al., 1996). However, this approach required more reviewers to ensure adequate coverage (Basili et al., 1996).</text:p>
      <text:p text:style-name="P11">Thelin, Runeson, &amp; Wohlin (2003) expanded on the user role in perspective-base reading in their description of usage-based reading. Usage-based reading took a set of use cases as the starting point, and asked reviewers to focus on defects that had the most negative impact on end users' perceptions of product quality (Thelin, Runeson, &amp; Wohlin, 2003). In inspections of requirements, Thelin, Runeson, &amp; Wohlin (2003) found that usage-based reading found more defects more quickly than checklist-based inspection of the same documents. However, the checklist-based approach found more low-level defects due in part to the fact that checklists work at a low level of abstraction (Deimel, 1985; Thelin, Runeson, &amp; Wohlin, 2003).</text:p>
      <text:p text:style-name="Text_20_body"><text:span text:style-name="T8">Pair programming has been classified as a reading technique, in the sense that it is a real-time review of newly-written code (Williams &amp; Kessler, 2000). Evaluations of pair </text:span><text:soft-page-break/><text:span text:style-name="T8">programming have shown similar benefits to evaluations of code review—higher efficiency and higher quality (Williams &amp; Kessler, 2000). The real-time code review provided by the observer on a pair programming team was classified by Williams &amp; Kessler (2000) as one of the key elements in the success of pair programming.</text:span></text:p>
      <text:h text:style-name="P22" text:outline-level="3">Code review tools.</text:h>
      <text:p text:style-name="P11">Two of the most frequently cited findings from the code review literature are that asynchronous and synchronous reviews are at least equally effective (Votta, 1993), and that reviewer skills and techniques have a greater impact on success than changes to the review process (Porter, Siy, Mockus, &amp; Votta, 1998). These findings, combined with the emergence of networked communications platforms like the Web and increased distribution among programming teams, have led to the development of tools to support code review. This section reviews a set of such tools that are documented in the scholarly literature.</text:p>
      <text:p text:style-name="Text_20_body"><text:span text:style-name="T8">Perpich, Perry, Porter, Votta, &amp; Wade (1997) studied use of an intranet to support asynchronous code review. The tool centered on two types of artifact: an inspection package and email notifications. The inspection package included the status of the review, diff-annotated source code, and general or line-specific annotations. The inspection package was created by the code author and updated by reviewers. Email notifications were used to inform participants of status changes, such as the availability of an inspection package. A feature that differentiated the approach studied by Perpich, Perry, Porter, Votta, &amp; Wade (1997) from subsequent tools was the preservation of the moderator role independent of the author role. The moderator validated the author's repair plans for each defect, and was the only participant who could mark a review complete. </text:span><text:soft-page-break/><text:span text:style-name="T8">This helped to ensure that inspector's comments received attention from the author.</text:span></text:p>
      <text:p text:style-name="Text_20_body">Stein, Riedl, Harner, &amp; Mashayekhi (1997) invented AISA (Asynchronous Inspector of Software Artifacts), a Web-based code review tool. Like the intranet tool described in (<text:span text:style-name="T8">Perpich, Perry, Porter, Votta, &amp; Wade, 1997), AISA used email to synchronize communication between review participants. AISA included design elements intended to preserve positive elements of face-to-face inspection meetings. A shared information space preserved visual cues and provided an inspection history. Group decision support features allowed the team to preserve consensus—the feeling that decisions were made and agreed on collaboratively—and coordination—participants felt that there was a clear process to the inspection. Communication tools preserved face-to-face values of coordination, sustainable train of thought, and serial discussion between participants. To encourage group decision support, participants were required to vote on each others' contributions; this feature was found to be cumbersome an unnecessary. Stein, Riedl, Harner, &amp; Mashayekhi (1997) found that the extended time frame provided by AISA reviews led to deeper comments between participants, including rebuttals, examples, and citations.</text:span></text:p>
      <text:p text:style-name="Text_20_body"><text:span text:style-name="T8">Tyran &amp; George (2002) applied group support system technology as a mediating tool in face-to-face review meetings. In an experimental setting, some standard inspection meetings were augmented with chat windows to provide parallel conversation and a scrolling window of inspection results to provide group memory. Control meetings inspected the same code but did not use the group support tools. Tyran &amp; George found that the supporting tools minimized some standard meeting problems, like dominant behavior and sidetracking. Additionally, groups using the support tools reported more </text:span><text:soft-page-break/><text:span text:style-name="T8">defects in the code they reviewed. However, groups that used the support tools felt more information overload, and were subjectively less satisfied with the experience.</text:span></text:p>
      <text:p text:style-name="P11">Parnin, Görg, &amp; Nnadi (2008) explored automated code inspection tools as a compliment to code review. These tools proved useful for assessing design and code quality, in particular for maintainability defects that were overlooked by human inspectors focused on functional defects. Automated inspection tools generated long lists of potential problems, most of which were false positives. To address the false positive issue, Parnin, Görg, &amp; Nnadi (2008) designed a series of lightweight visualizations meant to provide additional information about defect warnings. The visualizations helped authors decide at a glance is a warning is likely to be a false positive, which sections of code had the most relevant warnings, and how warnings were spread throughout the code under review. While Parnin, Görg, &amp; Nnadi (2008) did not apply their visualizations to defect lists generated by human code reviews, they did not provide any evidence that this would be challenging.</text:p>
      <text:p text:style-name="P11">Meyer (2008) provided an experience report of distributed code review across a worldwide programming language team. Rather than implementing a code-review-focused tool, the team used a combination of tools to successfully replicate face-to-face review sessions. Voice over IP telephony was used to communicate in real-time; chat filled in when participants could not connect or desired a side conversation. A shared document repository and wiki allowed asynchronous review and documentation of inspection findings. WebEx was used for screen sharing.</text:p>
      <text:h text:style-name="P22" text:outline-level="3">Interaction design perspectives on code review.</text:h>
      <text:p text:style-name="Text_20_body"><text:span text:style-name="T8">Despite the rich collection of literature studying code review, sociological aspects </text:span><text:soft-page-break/><text:span text:style-name="T8">have received little attention (Iisakka &amp; Tervonen, 2001). Papers such as (Storey, Cheng, Bull, &amp; Rigby, 2006) assess interface-specific design elements, such as routes and waypoints, that may be applied to code review tools. But similar approaches proved hard to find. This section approaches the literature from the point of view of interaction design, to uncover findings that may be useful in a design context.</text:span></text:p>
      <text:p text:style-name="P11">Kemerer &amp; Paulk (2009) asserted that reviewer effectiveness is a function of reviewer ability, the technology used in the review, and the review rate, or amount of effort expended by the developer. In an eye-tracking study, Uwano, Nakamura, Monden, &amp; Matsumoto (2006) discovered a relationship between reviewer ability and review rate. The eye tracking study correlated eye scan patterns with cognitive effort while participants reviewed code. More effective reviewers took longer, scanning the entire set of code and then back-tracking to identify defects. Less effective reviewers skipped or shortened the scan period, and started looking for defects right away.</text:p>
      <text:p text:style-name="P11">Kelly &amp; Shepard (2002) made qualitative, “people-centric” observations of code review. They state that “[o]ur observations suggest that the success of inspections, both traditional and non-traditional, is influenced strongly by soft issues” (Kelly &amp; Shepard, 2002, p. 7). They found that reviewer behavior was difficult to shape, and experienced reviewers tended to use their own familiar inspection techniques, even when told to use a structured technique in an academic setting. Given these behavioral observations, Kelly &amp; Shepard suggested a set of people-centric maxims that may serve as design guidelines for code review researchers:</text:p>
      <text:list xml:id="list769019703" text:style-name="L3">
        <text:list-item>
          <text:p text:style-name="P16">Specify the goals of the inspection. What is being reviewed? What type of feedback is desired? Define terms such as error, bug, and issue.</text:p>
        </text:list-item>
        <text:list-item>
          <text:p text:style-name="P16"><text:soft-page-break/>Identify the required skills. Should reviewers have domain expertise? Should reviewers have implementation language expertise?</text:p>
        </text:list-item>
        <text:list-item>
          <text:p text:style-name="P16">Clean up the product to be inspected. Automated tools may fix style issues that can distract reviewers from functional defects.</text:p>
        </text:list-item>
        <text:list-item>
          <text:p text:style-name="P16">Use a structured inspection technique.</text:p>
        </text:list-item>
        <text:list-item>
          <text:p text:style-name="P16">Build a process based on inspections. The infrastructure available must identify goals, timing, and participants for an inspection.</text:p>
        </text:list-item>
        <text:list-item>
          <text:p text:style-name="P16">Give inspectors responsibility and authority. Make the author available to reviewers. Divide code among reviewers to foster a sense of ownership.</text:p>
        </text:list-item>
        <text:list-item>
          <text:p text:style-name="P16">Ensure that inspectors have the space to inspect. Schedules must accommodate inspections.</text:p>
        </text:list-item>
        <text:list-item>
          <text:p text:style-name="P17"><text:span text:style-name="T8">Use metrics cautiously when assessing the effectiveness of an inspection activity. Metrics maybe skewed by inconsistent definitions of defects, inconsistent granularity between reviewers, variations in the severity of defects, and disagreement over whether a finding is a defect.</text:span></text:p>
        </text:list-item>
      </text:list>
      <text:h text:style-name="Heading_20_3" text:outline-level="3"><text:span text:style-name="T8">Summary.</text:span></text:h>
      <text:h text:style-name="P21" text:outline-level="1">References</text:h>
      <text:p text:style-name="Reference"><text:span text:style-name="T8">Bannon, L. J. (1991). From human factors to human actors: The role of psychology and human-computer interaction studies in systems design. In J. Greenbaum &amp; M. King (Eds.), </text:span><text:span text:style-name="T6">Design at work: Cooperative design of computer systems</text:span><text:span text:style-name="T8"> (pp. 25-44). Hillsdale, NJ: Erlbaum.</text:span></text:p>
      <text:p text:style-name="Reference"><text:span text:style-name="T8">Basili, V. R. (1997). Evolving and packaging reading technologies. </text:span><text:span text:style-name="T6">Journal of Systems and Software, 38</text:span><text:span text:style-name="T8">, 3-12.</text:span></text:p>
      <text:p text:style-name="P8"><text:span text:style-name="T8">Basili, V. R., Green, S., Laitenberger, O., Lanubile, F., Shull, F., S</text:span><text:span text:style-name="T2">ø</text:span><text:span text:style-name="T8">rumgard, S., &amp; Zelkowitz, M. V. (1996). </text:span>The empirical investigation of perspective-based reading.<text:span text:style-name="T8"> </text:span><text:span text:style-name="T7">Empirical Software Engineering: An International Journal</text:span><text:span text:style-name="T6">, 1</text:span><text:span text:style-name="T8">, 133-164. </text:span></text:p>
      <text:p text:style-name="P8">Biffl, S. (2000, November/December). Using inspection data for defect estimation. <text:span text:style-name="T6">IEEE Software</text:span><text:span text:style-name="T8">, 36-43.</text:span></text:p>
      <text:p text:style-name="P10">Card, S. K., Moran, T. P., &amp; Newell, A. (1983). The psychology of human-computer interaction. Hillsdale, NJ: Erlbaum.</text:p>
      <text:p text:style-name="Reference"><text:span text:style-name="T8">Carroll, J. M. (1997). Human-computer interaction: Psychology as a science of design. </text:span><text:span text:style-name="T6">International Journal of Human-Computer Studies, 46</text:span><text:span text:style-name="T8">, 501-522.</text:span></text:p>
      <text:p text:style-name="Reference"><text:span text:style-name="T8">Collins, P., Shukla, S., &amp; Redmiles, D. (2002). Activity theory and system design: A view from the trenches. </text:span><text:span text:style-name="T6">Computer Supported Cooperative Work, 11</text:span><text:span text:style-name="T8">, 55-80.</text:span></text:p>
      <text:p text:style-name="P8"><text:span text:style-name="T11">Deimel, L. E., Jr. (1985). The uses of program reading. </text:span><text:span text:style-name="T12">SIG</text:span><text:span text:style-name="T7">CSE Bulletin</text:span><text:span text:style-name="T6">, 17</text:span><text:span text:style-name="T8">(2), 5-14. </text:span></text:p>
      <text:p text:style-name="Reference"><text:span text:style-name="T8">Denger, C., &amp; Shull, F. (2007, March-April). A practical approach for quality-driven inspections. </text:span><text:span text:style-name="T6">IEEE Software</text:span><text:span text:style-name="T8">, 79-86.</text:span></text:p>
      <text:p text:style-name="Reference"><text:span text:style-name="T8">Devito Da Cunha, A., &amp; Greathead, D. (2007). Does personality matter? An analysis of code-review ability. </text:span><text:span text:style-name="T6">Communications of the ACM, 50</text:span><text:span text:style-name="T8">(5), 109-112.</text:span></text:p>
      <text:p text:style-name="P8"><text:soft-page-break/><text:span text:style-name="T8">Engestr</text:span><text:span text:style-name="T2">ö</text:span><text:span text:style-name="T8">m, Y. (1999). Activity theory and individual and social transformation. In Y. Engestr</text:span><text:span text:style-name="T2">ö</text:span><text:span text:style-name="T8">m, R. Miettinen, &amp; R-L. Punam</text:span><text:span text:style-name="T2">ä</text:span><text:span text:style-name="T8">ki (Eds.), </text:span><text:span text:style-name="T6">Perspectives on activity </text:span><text:span text:style-name="T6">theory </text:span><text:span text:style-name="T8">(pp. 19-38). New York: Cambridge University Press.</text:span></text:p>
      <text:p text:style-name="Reference"><text:span text:style-name="T8">Fagan, M. E. (1976). Design and code inspections to reduce errors in program development. </text:span><text:span text:style-name="T6">IBM Systems Journal, 15</text:span><text:span text:style-name="T8">, 182-211.</text:span></text:p>
      <text:p text:style-name="P8"><text:span text:style-name="T8">Fagan, M. E. (1986). Advances in software inspections. </text:span><text:span text:style-name="T6">IEEE Transactions on Software Engineering, 12</text:span><text:span text:style-name="T8">, 744-751.</text:span></text:p>
      <text:p text:style-name="P8"><text:span text:style-name="T8">Gay, G., &amp; Hembrooke, H. (2004). </text:span><text:span text:style-name="T6">Activity-centered design: An ecological approach to designing smart tools and usable systems</text:span><text:span text:style-name="T8">. Cambridge, MA: MIT Press.</text:span></text:p>
      <text:p text:style-name="P8"><text:span text:style-name="T8">Goguen, J. A., &amp; Linde, C. (1993). Techniques for requirements elicitation. </text:span><text:span text:style-name="T6">Proceedings of the 1993 IEEE International Symposium on Requirements Engineering</text:span><text:span text:style-name="T8"> (pp. 152-164). Los Alamos, CA: IEEE Computer Society Press.</text:span></text:p>
      <text:p text:style-name="P8"><text:span text:style-name="T8">Hundhausen, C., Agrawal, A., Fairbrother, D., &amp; Trevisan, M. (2009). Integrating pedagogical code reviews into a CS 1 course: An empirical study. </text:span><text:span text:style-name="T7">SIGCSE Bulletin,</text:span><text:span text:style-name="T6"> 41</text:span><text:span text:style-name="T8">(1), 291-295.</text:span></text:p>
      <text:p text:style-name="P8"><text:span text:style-name="T8">Hundhausen, C., Agrawal, A., &amp; Ryan, K. (2010). The design of an online environment to support pedagogical code reviews. </text:span><text:span text:style-name="T7">Proceedings of the 41</text:span><text:span text:style-name="T10">st</text:span><text:span text:style-name="T7"> ACM Technical Symposium on Computer Science Education</text:span><text:span text:style-name="T8"> (pp. 182-186). New York: ACM.</text:span></text:p>
      <text:p text:style-name="P8"><text:span text:style-name="T8">Hyysalo, S. (2005). Objects and motives in a product design process. </text:span><text:span text:style-name="T6">Mind, Culture, and Activity, 12</text:span><text:span text:style-name="T8">, 19-36.</text:span></text:p>
      <text:p text:style-name="P8"><text:span text:style-name="T8">Iisakka, J., &amp; Tervonen, I. (2001). The darker side of inspections. In M. Lawford &amp; D. L. Parnas (Eds.), </text:span><text:span text:style-name="T7">WISE'01: Proceedings of the 1</text:span><text:span text:style-name="T10">st</text:span><text:span text:style-name="T7"> Workshop on Inspection in Software Engineering</text:span><text:span text:style-name="T8"> (pp. 99-104), Hamilton, Canada: McMaster University.</text:span></text:p>
      <text:p text:style-name="P8"><text:soft-page-break/><text:span text:style-name="T8">Kaptelinin, V., &amp; Nardi, B. A. (2006). </text:span><text:span text:style-name="T6">Acting with technology: Activity theory and interaction design</text:span><text:span text:style-name="T8">. Cambridge, MA: MIT Press.</text:span></text:p>
      <text:p text:style-name="P8">Kaptelinin, V., Nardi, B. A., &amp; Macaulay, C. (1999, July-August). The activity checklist: A tool for representing the “space” of context. <text:span text:style-name="T6">interactions</text:span><text:span text:style-name="T8">, 27-39.</text:span></text:p>
      <text:p text:style-name="P8">Kelly, D., &amp; Shepard, T. (2003). An experiment to investigate interacting versus nominal groups in software inspection. <text:span text:style-name="T5">Proceedings of the 2003 Conference of the Centre For Advanced Studies on Collaborative Research</text:span> (pp. 122-134). Indianapolis, IN: IBM Press.</text:p>
      <text:p text:style-name="P8"><text:span text:style-name="T8">Kemerer, C. F. &amp; Paulk, M. C. (2009). The impact of design and code reviews on software quality: An empirical study based on PSP data. </text:span><text:span text:style-name="T6">IEEE Transactions on Software Engineering, 35</text:span><text:span text:style-name="T8">, 534-550.</text:span></text:p>
      <text:p text:style-name="P8">Laitenberger, O., &amp; DeBaud, J-M. (2001). An encompassing life-cycle centric survey of software inspection. <text:span text:style-name="T6">Journal of Systems and Software, 50</text:span><text:span text:style-name="T8">, 5-31.</text:span></text:p>
      <text:p text:style-name="P8"><text:span text:style-name="T8">M</text:span><text:span text:style-name="T2">ä</text:span><text:span text:style-name="T8">ntyl</text:span><text:span text:style-name="T2">ä</text:span><text:span text:style-name="T8">, M. V., &amp; Lassenius, C. (2006). Drivers for software refactoring decisions. </text:span><text:span text:style-name="T7">Proceedings of the 2006 ACM/IEEE International Symposium on Empirical Software Engineering</text:span><text:span text:style-name="T8"> (pp. 297-306). New York: ACM.</text:span></text:p>
      <text:p text:style-name="P8"><text:span text:style-name="T8">M</text:span><text:span text:style-name="T2">ä</text:span><text:span text:style-name="T8">ntyl</text:span><text:span text:style-name="T2">ä</text:span><text:span text:style-name="T8">, M. V., &amp; Lassenius, C. (2009). What types of defects are really discovered in code reviews? </text:span><text:span text:style-name="T6">IEEE Transactions on Software Engineering, 35</text:span><text:span text:style-name="T8">, 430-448.</text:span></text:p>
      <text:p text:style-name="P8"><text:span text:style-name="T8">Newell, A., &amp; Card, S. K. (1985). The prospects for psychological science in human-computer interaction. </text:span><text:span text:style-name="T6">Human Computer Interaction, 1</text:span><text:span text:style-name="T8">, 209-242.</text:span></text:p>
      <text:p text:style-name="P8">Nielsen, J. (1994). Usability inspection methods. <text:span text:style-name="T5">Conference Companion on Human Factors in Computing Systems</text:span> (pp. 413-414). New York: ACM.</text:p>
      <text:p text:style-name="P8">Norman, D. A. (1993). <text:span text:style-name="T6">Things that make us smart: Defending human attributes in the age </text:span><text:soft-page-break/><text:span text:style-name="T6">of the machine</text:span>. Cambridge, MA: Perseus Books.</text:p>
      <text:p text:style-name="P8">Norman, D. A. (2005, July-August). Human-centered design considered harmful. <text:span text:style-name="T6">interactions, </text:span><text:span text:style-name="T8">14-19.</text:span></text:p>
      <text:p text:style-name="P8">Norman, D. A. (2006, November-December). Logic versus usage: The case for activity-centered design. <text:span text:style-name="T6">interactions</text:span><text:span text:style-name="T8">, 45, 63.</text:span></text:p>
      <text:p text:style-name="P8"><text:span text:style-name="T8">Parnin, C., G</text:span><text:span text:style-name="T2">ö</text:span><text:span text:style-name="T8">rg, C., &amp; Nnadi, O. (2008). A catalogue of lightweight visualizations to support code smell inspections. </text:span><text:span text:style-name="T7">Proceedings of the 4</text:span><text:span text:style-name="T10">th</text:span><text:span text:style-name="T7"> ACM Symposium on Software Visualization</text:span><text:span text:style-name="T8"> (77-86). New York: ACM.</text:span></text:p>
      <text:p text:style-name="P8"><text:span text:style-name="T8">Perpich, J. M., Perry, D. E., Porter, A. A., Votta, L. G. &amp; Wade, M. W. (1997). Anywhere, anytime code inspections: Using the Web to remove inspection bottlenecks in large-scale software development. </text:span><text:span text:style-name="T7">Proceedings of the 19</text:span><text:span text:style-name="T10">th</text:span><text:span text:style-name="T7"> International Conference on Software Engineering</text:span><text:span text:style-name="T8"> (pp. 14-21). New York: ACM.</text:span></text:p>
      <text:p text:style-name="P8"><text:span text:style-name="T8">Porter, A., Siy, H., Mockus, A., &amp; Votta, L. G. (1998). Understanding the sources of variation in software inspections. </text:span><text:span text:style-name="T6">ACM Transactions on Software Engineering and Methodology, 7</text:span><text:span text:style-name="T8">, 41-79.</text:span></text:p>
      <text:p text:style-name="Reference">Raskin, J. (2000). <text:span text:style-name="T6">The humane interface: New directions for designing interactive systems</text:span>. Reading, MA: Addison-Wesley.</text:p>
      <text:p text:style-name="P9">Reily, K., Finnerty, P. L., &amp; Terveen, L. (2009). Two peers are better than one: aggregating peer reviews for computing assignments is surprisingly accurate. <text:span text:style-name="T5">Proceedings of the ACM 2009 International Conference on Supporting Group Work</text:span> (pp. 115-124). New York: ACM.</text:p>
      <text:p text:style-name="P9"><text:span text:style-name="T8">Rombach, D., Ciolkowski, M., Jeffery, R., Laitenberger, O., McGarry, F., &amp; Shull, F. (2008). Impact of research on practice in the field of inspections, reviews, and </text:span><text:soft-page-break/><text:span text:style-name="T8">walkthroughs: Learning from successful industrial uses. </text:span><text:span text:style-name="T7">SIGSOFT Software Engineering Note</text:span><text:span text:style-name="T6">s, 33</text:span><text:span text:style-name="T8">(6), 26-35.</text:span></text:p>
      <text:p text:style-name="P8"><text:span text:style-name="T8">Sauer, C. D., Ross, J., Land, L., &amp; Yetton, P. (2000). The effectiveness of software development technical reviews: A behaviorally motivated program of research. </text:span><text:span text:style-name="T6">IEEE Transactions on Software Engineering, 26</text:span><text:span text:style-name="T8">, 1-14.</text:span></text:p>
      <text:p text:style-name="P9"><text:span text:style-name="T8">Siy, H., &amp; Votta, L. (2001). Does the modern code inspection have value? </text:span><text:span text:style-name="T7">Proceedings of the IEEE International Conference on Software Maintenance </text:span><text:span text:style-name="T8">(pp. 281-290). Washington, DC: IEEE.</text:span></text:p>
      <text:p text:style-name="P8">Stein, M., Riedl, J., Harner, S. J., &amp; Mashayekhi, V. (1997). A case study of distributed, asynchronous software inspection. <text:span text:style-name="T5">Proceedings of the 19</text:span><text:span text:style-name="T9">th</text:span><text:span text:style-name="T5"> International Conference on Software Engineering</text:span> (pp. 107-117). New York: ACM.</text:p>
      <text:p text:style-name="P8">Storey, M-A., Cheng, L-T., Bull, I., &amp; Rigby, P. (2006). Shared waypoints and social tagging to support collaboration in software development. <text:span text:style-name="T5">Proceedings of the 2006 20th Anniversary Conference on Computer Supported Cooperative Work</text:span> (pp. 195-198). New York: ACM.</text:p>
      <text:p text:style-name="P8">Thelin, T., Runeson, P., &amp; Wohlin, C. (2003). An experimental comparison of usage-based and checklist-based reading. <text:span text:style-name="T6">IEEE Transactions on Software Engineering, 29</text:span><text:span text:style-name="T8">, 687-704.</text:span></text:p>
      <text:p text:style-name="P9"><text:span text:style-name="T8">Trytten, D. A. (2005). A design for peer code review. </text:span><text:span text:style-name="T7">Proceedings of the 36</text:span><text:span text:style-name="T10">th</text:span><text:span text:style-name="T7"> SIGCSE Technical Symposium on Computer Science Education</text:span><text:span text:style-name="T8"> (pp. 455-459). New York: ACM.</text:span></text:p>
      <text:p text:style-name="P9"><text:span text:style-name="T8">Turner, P., Turner, S., &amp; Horton, J. (1999). From description to requirements: An activity theoretic perspective. </text:span><text:span text:style-name="T7">Proceedings of the International ACM SIGGROUP </text:span><text:soft-page-break/><text:span text:style-name="T7">Conference on Supporting Group Work</text:span><text:span text:style-name="T8"> (pp. 286-295). New York: ACM.</text:span></text:p>
      <text:p text:style-name="P9"><text:span text:style-name="T8">Turner, S. A., Quintana-Castillo, R., P</text:span><text:span text:style-name="T2">é</text:span><text:span text:style-name="T8">rez-Qui</text:span><text:span text:style-name="T2">ñ</text:span><text:span text:style-name="T8">ones, M. A., &amp; Edwards, S. E. (2008). </text:span><text:span text:style-name="T8">Misunderstandings about object-oriented design: Experiences using code reviews. </text:span><text:span text:style-name="T7">Proceedings of the 39</text:span><text:span text:style-name="T10">th</text:span><text:span text:style-name="T7"> SIGCSE Technical Symposium on Computer Science Education</text:span><text:span text:style-name="T8"> (pp. 97-101). New York: ACM.</text:span></text:p>
      <text:p text:style-name="P9"><text:span text:style-name="T8">Tyran, C. K., &amp; George, J. F. (2002). Improving software inspections with group process support. </text:span><text:span text:style-name="T6">Communications of the ACM, 45</text:span><text:span text:style-name="T8">(9), 87-92.</text:span></text:p>
      <text:p text:style-name="P8">Uwano, H., Monden, A., &amp; Matsumoto, K. (2008). Are good code reviewers also good at design review? <text:span text:style-name="T5">Proceedings of the Second ACM-IEEE International Symposium on Empirical Software Engineering and Measurement</text:span> (pp. 351-353). New York: ACM.</text:p>
      <text:p text:style-name="P8">Uwano, H., Nakamura, M., Monden, A., &amp; Matsumoto, K. (2006). Analyzing individual performance of source code review using reviewers' eye movement. <text:span text:style-name="T5">Proceedings of the 2006 Symposium on Eye Tracking Research &amp; Applications</text:span> (pp. 133-140). New York: ACM.</text:p>
      <text:p text:style-name="P9"><text:span text:style-name="T8">Wang, Y., Li, Y., Collins, M., &amp; Liu, P. (2008). Process improvement of peer code review and behavior analysis of its participants. </text:span><text:span text:style-name="T7">Proceedings of the 39</text:span><text:span text:style-name="T10">th</text:span><text:span text:style-name="T7"> SIGCSE Technical Symposium on Computer Science Education</text:span><text:span text:style-name="T8"> (pp. 107-111). New York: ACM.</text:span></text:p>
      <text:p text:style-name="Reference"><text:span text:style-name="T8">Wiegers, K. E. (1995). Improving quality through software inspections. </text:span><text:span text:style-name="T6">Software Development, 3</text:span><text:span text:style-name="T8">(4), 55-64.</text:span></text:p>
      <text:p text:style-name="Reference"><text:span text:style-name="T8">Williams, L. A., &amp; Kessler, R. R. (2000). All I really needed to know about pair programming I learned in kindergarten. </text:span><text:span text:style-name="T6">Communications of the ACM, 43</text:span><text:span text:style-name="T8">(5), 108-</text:span><text:soft-page-break/><text:span text:style-name="T8">114.</text:span></text:p>
      <text:p text:style-name="P8"><text:span text:style-name="T8">Wood, M., Roper, M., Brooks, A., &amp; Miller, J. (1997). Comparing and combining </text:span><text:span text:style-name="T8">software defect detection techniques: A replicated empirical study. </text:span><text:span text:style-name="T7">Proceedings of the 6</text:span><text:span text:style-name="T10">th</text:span><text:span text:style-name="T7"> European Software Engineering Conference Held Jointly with the 5</text:span><text:span text:style-name="T10">th</text:span><text:span text:style-name="T7"> ACM SIGSOFT International Symposium on Foundations of Software Engineering</text:span><text:span text:style-name="T8"> (pp. 262-277). New York: Springer-Verla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in" fo:margin-right="0in" fo:margin-top="0in" fo:margin-bottom="0in" fo:line-height="200%" fo:text-indent="0.5in"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fo:line-height="200%" fo:text-align="center" style:justify-single-word="false" fo:text-indent="0in" style:auto-text-indent="false" style:page-number="auto"/>
      <style:text-properties style:font-name="Times New Roman1" fo:font-size="12pt" fo:font-weight="bold" style:font-size-asian="115%" style:font-weight-asian="bold" style:font-size-complex="115%" style:font-weight-complex="bold"/>
    </style:style>
    <style:style style:name="Reference" style:family="paragraph" style:parent-style-name="Text_20_body">
      <style:paragraph-properties fo:margin-left="0.5in" fo:margin-right="0in" fo:text-indent="-0.5in" style:auto-text-indent="false">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in" fo:margin-bottom="0in" fo:line-height="200%" fo:text-indent="0in" style:auto-text-indent="false" style:page-number="auto"/>
      <style:text-properties style:font-name="Times New Roman1"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5in" fo:margin-right="0in" fo:margin-top="0in" fo:margin-bottom="0in" fo:line-height="200%" fo:text-indent="0in" style:auto-text-indent="false" style:page-number="auto"/>
      <style:text-properties style:font-name="Times New Roman1" fo:font-size="12pt" fo:font-weight="bold" style:font-size-asian="14pt" style:font-weight-asian="bold" style:font-size-complex="14pt" style:font-weight-complex="bold"/>
    </style:style>
    <style:style style:name="Block_20_quote" style:display-name="Block quote" style:family="paragraph" style:parent-style-name="Text_20_body">
      <style:paragraph-properties fo:margin-left="0.5in" fo:margin-right="0.5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7.5in" style:type="right"/>
        </style:tab-stops>
      </style:paragraph-properties>
    </style:style>
    <style:style style:name="MP2" style:family="paragraph" style:parent-style-name="Footer">
      <style:paragraph-properties>
        <style:tab-stops>
          <style:tab-stop style:position="7.5in" style:type="right"/>
        </style:tab-stops>
      </style:paragraph-properties>
    </style:style>
    <style:style style:name="MT1" style:family="text">
      <style:text-properties style:font-name="Times New Roman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5in" fo:margin-left="0in" fo:margin-right="0in" fo:margin-top="0.25in" style:dynamic-spacing="false"/>
      </style:footer-style>
    </style:page-layout>
    <style:page-layout style:name="Mpm3">
      <style:page-layout-properties fo:page-width="8.5in" fo:page-height="11in" style:num-format="" style:print-orientation="portrait" fo:margin-top="0.5in" fo:margin-bottom="0.5in" fo:margin-left="1in" fo:margin-right="1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4">
      <style:page-layout-properties fo:page-width="8.5in" fo:page-height="11in" style:num-format="1" style:print-orientation="portrait" fo:margin-top="0.5in" fo:margin-bottom="0.5in" fo:margin-left="1.5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5">
      <style:page-layout-properties fo:page-width="8.5in" fo:page-height="11in" style:num-format="1" style:print-orientation="portrait" fo:margin-top="0.5in" fo:margin-bottom="0.5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6">
      <style:page-layout-properties fo:page-width="8.5in" fo:page-height="11in" style:num-format="" style:print-orientation="portrait" fo:margin-top="0.5in" fo:margin-bottom="0.5in" fo:margin-left="1.5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Title_20_page" style:display-name="Title page" style:page-layout-name="Mpm2" style:next-style-name="Standard">
      <style:footer>
        <text:p text:style-name="Footer"/>
      </style:footer>
    </style:master-page>
    <style:master-page style:name="First_20_Page" style:display-name="First Page" style:page-layout-name="Mpm3" style:next-style-name="Standard">
      <style:header>
        <text:p text:style-name="MP1"><text:tab/><text:page-number text:select-page="current">26</text:page-number></text:p>
      </style:header>
      <style:footer>
        <text:p text:style-name="MP2">DRAFT <text:date style:data-style-name="N37" text:date-value="2010-10-30T23:29:35.98" text:fixed="true">10/30/10</text:date><text:tab/>Copyright <text:span text:style-name="MT1">©</text:span> 2010 Randy Souza</text:p>
      </style:footer>
    </style:master-page>
    <style:master-page style:name="Literature_20_review" style:display-name="Literature review" style:page-layout-name="Mpm4">
      <style:header>
        <text:p text:style-name="MP1">Literature review<text:tab/><text:page-number text:select-page="current">26</text:page-number></text:p>
      </style:header>
      <style:footer>
        <text:p text:style-name="MP2">DRAFT <text:date style:data-style-name="N37" text:date-value="2010-10-30T23:29:35.98" text:fixed="true">10/30/10</text:date><text:tab/>Copyright <text:span text:style-name="MT1">©</text:span> 2010 Randy Souza</text:p>
      </style:footer>
    </style:master-page>
    <style:master-page style:name="References" style:page-layout-name="Mpm4">
      <style:header>
        <text:p text:style-name="MP1">References<text:tab/><text:page-number text:select-page="current">26</text:page-number></text:p>
      </style:header>
      <style:footer>
        <text:p text:style-name="MP2">DRAFT <text:date style:data-style-name="N37" text:date-value="2010-10-30T23:29:35.98" text:fixed="true">10/30/10</text:date><text:tab/>Copyright <text:span text:style-name="MT1">©</text:span> 2010 Randy Souza</text:p>
      </style:footer>
    </style:master-page>
    <style:master-page style:name="Introduction" style:page-layout-name="Mpm5">
      <style:header>
        <text:p text:style-name="MP1">Introduction<text:tab/><text:page-number text:select-page="current">26</text:page-number></text:p>
      </style:header>
      <style:footer>
        <text:p text:style-name="MP2">DRAFT <text:date style:data-style-name="N37" text:date-value="2010-10-30T23:29:35.98" text:fixed="true">10/30/10</text:date><text:tab/>Copyright <text:span text:style-name="MT1">©</text:span> 2010 Randy Souza</text:p>
      </style:footer>
    </style:master-page>
    <style:master-page style:name="Abstract" style:page-layout-name="Mpm6">
      <style:header>
        <text:p text:style-name="MP1">Abstract<text:tab/><text:page-number text:select-page="current">26</text:page-number></text:p>
      </style:header>
      <style:footer>
        <text:p text:style-name="MP2">DRAFT <text:date style:data-style-name="N37" text:date-value="2010-10-30T23:29:35.98" text:fixed="true">10/30/10</text:date><text:tab/>Copyright <text:span text:style-name="MT1">©</text:span> 2010 Randy Souza</text:p>
      </style:footer>
    </style:master-page>
    <style:master-page style:name="Table_20_of_20_contents" style:display-name="Table of contents" style:page-layout-name="Mpm6">
      <style:header>
        <text:p text:style-name="MP1">Table of contents<text:tab/><text:page-number text:select-page="current">26</text:page-number></text:p>
      </style:header>
      <style:footer>
        <text:p text:style-name="MP2">DRAFT <text:date style:data-style-name="N37" text:date-value="2010-10-30T23:29:35.98" text:fixed="true">10/30/10</text:date><text:tab/>Copyright <text:span text:style-name="MT1">©</text:span> 2010 Randy Souz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ndy Souza</meta:initial-creator>
    <meta:creation-date>2010-08-07T16:56:21</meta:creation-date>
    <dc:date>2010-10-31T07:17:03</dc:date>
    <dc:creator>Randy Souza</dc:creator>
    <meta:editing-duration>PT62H11M46S</meta:editing-duration>
    <meta:editing-cycles>383</meta:editing-cycles>
    <meta:generator>OpenOffice.org/3.2$Linux OpenOffice.org_project/320m12$Build-9483</meta:generator>
    <meta:document-statistic meta:table-count="0" meta:image-count="0" meta:object-count="0" meta:page-count="30" meta:paragraph-count="159" meta:word-count="6204" meta:character-count="42204"/>
  </office:meta>
</office:document-meta>
</file>